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5.5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5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>
      <style:text-properties style:font-name="Liberation Sans" style:font-name-asian="Noto Sans CJK SC Regular" style:font-name-complex="FreeSans"/>
    </style:style>
    <style:style style:name="ce1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27" style:family="table-cell" style:parent-style-name="Default">
      <style:table-cell-properties fo:background-color="transparent"/>
    </style:style>
    <style:style style:name="ce16" style:family="table-cell" style:parent-style-name="Default" style:data-style-name="N11"/>
    <style:style style:name="ce25" style:family="table-cell" style:parent-style-name="Default" style:data-style-name="N11"/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6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33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34" style:family="table-cell" style:parent-style-name="Default" style:data-style-name="N11">
      <style:map style:condition="cell-content()&lt;0" style:apply-style-name="Good" style:base-cell-address="Sheet1.H7"/>
      <style:map style:condition="cell-content()&gt;=0" style:apply-style-name="Bad" style:base-cell-address="Sheet1.H7"/>
    </style:style>
    <style:style style:name="ce39" style:family="table-cell" style:parent-style-name="Default" style:data-style-name="N11">
      <style:map style:condition="cell-content()&lt;0" style:apply-style-name="Good" style:base-cell-address="Sheet1.H8"/>
      <style:map style:condition="cell-content()&gt;=0" style:apply-style-name="Bad" style:base-cell-address="Sheet1.H8"/>
    </style:style>
    <style:style style:name="ce40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41" style:family="table-cell" style:parent-style-name="Default" style:data-style-name="N11">
      <style:map style:condition="cell-content()&lt;0" style:apply-style-name="Good" style:base-cell-address="Sheet1.H10"/>
      <style:map style:condition="cell-content()&gt;=0" style:apply-style-name="Bad" style:base-cell-address="Sheet1.H10"/>
    </style:style>
    <style:style style:name="ce46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42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44" style:family="table-cell" style:parent-style-name="Default" style:data-style-name="N11">
      <style:map style:condition="cell-content()&lt;0" style:apply-style-name="Good" style:base-cell-address="Sheet1.H13"/>
      <style:map style:condition="cell-content()&gt;=0" style:apply-style-name="Bad" style:base-cell-address="Sheet1.H13"/>
    </style:style>
    <style:style style:name="ce47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48" style:family="table-cell" style:parent-style-name="Default" style:data-style-name="N11">
      <style:map style:condition="cell-content()&lt;0" style:apply-style-name="Good" style:base-cell-address="Sheet1.H15"/>
      <style:map style:condition="cell-content()&gt;=0" style:apply-style-name="Bad" style:base-cell-address="Sheet1.H15"/>
    </style:style>
    <style:style style:name="ce49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53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55" style:family="table-cell" style:parent-style-name="Default" style:data-style-name="N11">
      <style:map style:condition="cell-content()&lt;0" style:apply-style-name="Good" style:base-cell-address="Sheet1.H18"/>
      <style:map style:condition="cell-content()&gt;=0" style:apply-style-name="Bad" style:base-cell-address="Sheet1.H18"/>
    </style:style>
    <style:style style:name="ce56" style:family="table-cell" style:parent-style-name="Default" style:data-style-name="N11">
      <style:map style:condition="cell-content()&lt;0" style:apply-style-name="Good" style:base-cell-address="Sheet1.H19"/>
      <style:map style:condition="cell-content()&gt;=0" style:apply-style-name="Bad" style:base-cell-address="Sheet1.H19"/>
    </style:style>
    <style:style style:name="ce70" style:family="table-cell" style:parent-style-name="Default" style:data-style-name="N11">
      <style:map style:condition="cell-content()&lt;0" style:apply-style-name="Good" style:base-cell-address="Sheet1.H20"/>
      <style:map style:condition="cell-content()&gt;=0" style:apply-style-name="Bad" style:base-cell-address="Sheet1.H20"/>
    </style:style>
    <style:style style:name="ce74" style:family="table-cell" style:parent-style-name="Default" style:data-style-name="N11">
      <style:map style:condition="cell-content()&lt;0" style:apply-style-name="Good" style:base-cell-address="Sheet1.H21"/>
      <style:map style:condition="cell-content()&gt;=0" style:apply-style-name="Bad" style:base-cell-address="Sheet1.H21"/>
    </style:style>
    <style:style style:name="ce71" style:family="table-cell" style:parent-style-name="Default" style:data-style-name="N11">
      <style:map style:condition="cell-content()&lt;0" style:apply-style-name="Good" style:base-cell-address="Sheet1.H27"/>
      <style:map style:condition="cell-content()&gt;=0" style:apply-style-name="Bad" style:base-cell-address="Sheet1.H27"/>
    </style:style>
    <style:style style:name="ce57" style:family="table-cell" style:parent-style-name="Default" style:data-style-name="N11">
      <style:map style:condition="cell-content()&lt;0" style:apply-style-name="Good" style:base-cell-address="Sheet1.H28"/>
      <style:map style:condition="cell-content()&gt;=0" style:apply-style-name="Bad" style:base-cell-address="Sheet1.H28"/>
    </style:style>
    <style:style style:name="ce58" style:family="table-cell" style:parent-style-name="Default" style:data-style-name="N11">
      <style:map style:condition="cell-content()&lt;0" style:apply-style-name="Good" style:base-cell-address="Sheet1.H29"/>
      <style:map style:condition="cell-content()&gt;=0" style:apply-style-name="Bad" style:base-cell-address="Sheet1.H29"/>
    </style:style>
    <style:style style:name="ce61" style:family="table-cell" style:parent-style-name="Default" style:data-style-name="N11">
      <style:map style:condition="cell-content()&lt;0" style:apply-style-name="Good" style:base-cell-address="Sheet1.H30"/>
      <style:map style:condition="cell-content()&gt;=0" style:apply-style-name="Bad" style:base-cell-address="Sheet1.H30"/>
    </style:style>
    <style:style style:name="ce62" style:family="table-cell" style:parent-style-name="Default" style:data-style-name="N11">
      <style:map style:condition="cell-content()&lt;0" style:apply-style-name="Good" style:base-cell-address="Sheet1.H31"/>
      <style:map style:condition="cell-content()&gt;=0" style:apply-style-name="Bad" style:base-cell-address="Sheet1.H31"/>
    </style:style>
    <style:style style:name="ce63" style:family="table-cell" style:parent-style-name="Default" style:data-style-name="N11">
      <style:map style:condition="cell-content()&lt;0" style:apply-style-name="Good" style:base-cell-address="Sheet1.H32"/>
      <style:map style:condition="cell-content()&gt;=0" style:apply-style-name="Bad" style:base-cell-address="Sheet1.H32"/>
    </style:style>
    <style:style style:name="ce68" style:family="table-cell" style:parent-style-name="Default" style:data-style-name="N11">
      <style:map style:condition="cell-content()&lt;0" style:apply-style-name="Good" style:base-cell-address="Sheet1.H33"/>
      <style:map style:condition="cell-content()&gt;=0" style:apply-style-name="Bad" style:base-cell-address="Sheet1.H33"/>
    </style:style>
    <style:style style:name="ce82" style:family="table-cell" style:parent-style-name="Default" style:data-style-name="N121">
      <style:map style:condition="cell-content()&gt;[.E6]*1.25" style:apply-style-name="Good" style:base-cell-address="Sheet1.I6"/>
    </style:style>
    <style:style style:name="ce83" style:family="table-cell" style:parent-style-name="Default" style:data-style-name="N121">
      <style:map style:condition="cell-content()&gt;[.E7]*1.25" style:apply-style-name="Good" style:base-cell-address="Sheet1.I7"/>
    </style:style>
    <style:style style:name="ce88" style:family="table-cell" style:parent-style-name="Default" style:data-style-name="N121">
      <style:map style:condition="cell-content()&gt;[.E8]*1.25" style:apply-style-name="Good" style:base-cell-address="Sheet1.I8"/>
    </style:style>
    <style:style style:name="ce89" style:family="table-cell" style:parent-style-name="Default" style:data-style-name="N121">
      <style:map style:condition="cell-content()&gt;[.E9]*1.25" style:apply-style-name="Good" style:base-cell-address="Sheet1.I9"/>
    </style:style>
    <style:style style:name="ce90" style:family="table-cell" style:parent-style-name="Default" style:data-style-name="N121">
      <style:map style:condition="cell-content()&gt;[.E10]*1.25" style:apply-style-name="Good" style:base-cell-address="Sheet1.I10"/>
    </style:style>
    <style:style style:name="ce91" style:family="table-cell" style:parent-style-name="Default" style:data-style-name="N121">
      <style:map style:condition="cell-content()&gt;[.E11]*1.25" style:apply-style-name="Good" style:base-cell-address="Sheet1.I11"/>
    </style:style>
    <style:style style:name="ce92" style:family="table-cell" style:parent-style-name="Default" style:data-style-name="N121">
      <style:map style:condition="cell-content()&gt;[.E12]*1.25" style:apply-style-name="Good" style:base-cell-address="Sheet1.I12"/>
    </style:style>
    <style:style style:name="ce93" style:family="table-cell" style:parent-style-name="Default" style:data-style-name="N121">
      <style:map style:condition="cell-content()&gt;[.E13]*1.25" style:apply-style-name="Good" style:base-cell-address="Sheet1.I13"/>
    </style:style>
    <style:style style:name="ce94" style:family="table-cell" style:parent-style-name="Default" style:data-style-name="N121">
      <style:map style:condition="cell-content()&gt;[.E14]*1.25" style:apply-style-name="Good" style:base-cell-address="Sheet1.I14"/>
    </style:style>
    <style:style style:name="ce95" style:family="table-cell" style:parent-style-name="Default" style:data-style-name="N121">
      <style:map style:condition="cell-content()&gt;[.E15]*1.25" style:apply-style-name="Good" style:base-cell-address="Sheet1.I15"/>
    </style:style>
    <style:style style:name="ce96" style:family="table-cell" style:parent-style-name="Default" style:data-style-name="N121">
      <style:map style:condition="cell-content()&gt;[.E16]*1.25" style:apply-style-name="Good" style:base-cell-address="Sheet1.I16"/>
    </style:style>
    <style:style style:name="ce97" style:family="table-cell" style:parent-style-name="Default" style:data-style-name="N121">
      <style:map style:condition="cell-content()&gt;[.E17]*1.25" style:apply-style-name="Good" style:base-cell-address="Sheet1.I17"/>
    </style:style>
    <style:style style:name="ce98" style:family="table-cell" style:parent-style-name="Default" style:data-style-name="N121">
      <style:map style:condition="cell-content()&gt;[.E18]*1.25" style:apply-style-name="Good" style:base-cell-address="Sheet1.I18"/>
    </style:style>
    <style:style style:name="ce115" style:family="table-cell" style:parent-style-name="Default" style:data-style-name="N121">
      <style:map style:condition="cell-content()&gt;[.E19]*1.25" style:apply-style-name="Good" style:base-cell-address="Sheet1.I19"/>
    </style:style>
    <style:style style:name="ce116" style:family="table-cell" style:parent-style-name="Default" style:data-style-name="N121">
      <style:map style:condition="cell-content()&gt;[.E20]*1.25" style:apply-style-name="Good" style:base-cell-address="Sheet1.I20"/>
    </style:style>
    <style:style style:name="ce117" style:family="table-cell" style:parent-style-name="Default" style:data-style-name="N121">
      <style:map style:condition="cell-content()&gt;[.E21]*1.25" style:apply-style-name="Good" style:base-cell-address="Sheet1.I21"/>
    </style:style>
    <style:style style:name="ce126" style:family="table-cell" style:parent-style-name="Default" style:data-style-name="N121">
      <style:map style:condition="cell-content()&gt;[.E22]*1.25" style:apply-style-name="Good" style:base-cell-address="Sheet1.I22"/>
    </style:style>
    <style:style style:name="ce127" style:family="table-cell" style:parent-style-name="Default" style:data-style-name="N121">
      <style:map style:condition="cell-content()&gt;[.E26]*1.25" style:apply-style-name="Good" style:base-cell-address="Sheet1.I26"/>
    </style:style>
    <style:style style:name="ce129" style:family="table-cell" style:parent-style-name="Default" style:data-style-name="N121">
      <style:map style:condition="cell-content()&gt;[.E27]*1.25" style:apply-style-name="Good" style:base-cell-address="Sheet1.I27"/>
    </style:style>
    <style:style style:name="ce130" style:family="table-cell" style:parent-style-name="Default" style:data-style-name="N121">
      <style:map style:condition="cell-content()&gt;[.E28]*1.25" style:apply-style-name="Good" style:base-cell-address="Sheet1.I28"/>
    </style:style>
    <style:style style:name="ce131" style:family="table-cell" style:parent-style-name="Default" style:data-style-name="N121">
      <style:map style:condition="cell-content()&gt;[.E29]*1.25" style:apply-style-name="Good" style:base-cell-address="Sheet1.I29"/>
    </style:style>
    <style:style style:name="ce132" style:family="table-cell" style:parent-style-name="Default" style:data-style-name="N121">
      <style:map style:condition="cell-content()&gt;[.E30]*1.25" style:apply-style-name="Good" style:base-cell-address="Sheet1.I30"/>
    </style:style>
    <style:style style:name="ce133" style:family="table-cell" style:parent-style-name="Default" style:data-style-name="N121">
      <style:map style:condition="cell-content()&gt;[.E31]*1.25" style:apply-style-name="Good" style:base-cell-address="Sheet1.I31"/>
    </style:style>
    <style:style style:name="ce134" style:family="table-cell" style:parent-style-name="Default" style:data-style-name="N121">
      <style:map style:condition="cell-content()&gt;[.E32]*1.25" style:apply-style-name="Good" style:base-cell-address="Sheet1.I32"/>
    </style:style>
    <style:style style:name="ce135" style:family="table-cell" style:parent-style-name="Default" style:data-style-name="N121">
      <style:map style:condition="cell-content()&gt;0" style:apply-style-name="Bad" style:base-cell-address="Sheet1.J6"/>
    </style:style>
    <style:style style:name="ce136" style:family="table-cell" style:parent-style-name="Default" style:data-style-name="N121">
      <style:map style:condition="cell-content()&gt;0" style:apply-style-name="Bad" style:base-cell-address="Sheet1.J7"/>
    </style:style>
    <style:style style:name="ce137" style:family="table-cell" style:parent-style-name="Default" style:data-style-name="N121">
      <style:map style:condition="cell-content()&gt;0" style:apply-style-name="Bad" style:base-cell-address="Sheet1.J8"/>
    </style:style>
    <style:style style:name="ce138" style:family="table-cell" style:parent-style-name="Default" style:data-style-name="N121">
      <style:map style:condition="cell-content()&gt;0" style:apply-style-name="Bad" style:base-cell-address="Sheet1.J9"/>
    </style:style>
    <style:style style:name="ce139" style:family="table-cell" style:parent-style-name="Default" style:data-style-name="N121">
      <style:map style:condition="cell-content()&gt;0" style:apply-style-name="Bad" style:base-cell-address="Sheet1.J10"/>
    </style:style>
    <style:style style:name="ce140" style:family="table-cell" style:parent-style-name="Default" style:data-style-name="N121">
      <style:map style:condition="cell-content()&gt;0" style:apply-style-name="Bad" style:base-cell-address="Sheet1.J11"/>
    </style:style>
    <style:style style:name="ce141" style:family="table-cell" style:parent-style-name="Default" style:data-style-name="N121">
      <style:map style:condition="cell-content()&gt;0" style:apply-style-name="Bad" style:base-cell-address="Sheet1.J12"/>
    </style:style>
    <style:style style:name="ce142" style:family="table-cell" style:parent-style-name="Default" style:data-style-name="N121">
      <style:map style:condition="cell-content()&gt;0" style:apply-style-name="Bad" style:base-cell-address="Sheet1.J13"/>
    </style:style>
    <style:style style:name="ce143" style:family="table-cell" style:parent-style-name="Default" style:data-style-name="N121">
      <style:map style:condition="cell-content()&gt;0" style:apply-style-name="Bad" style:base-cell-address="Sheet1.J14"/>
    </style:style>
    <style:style style:name="ce151" style:family="table-cell" style:parent-style-name="Default" style:data-style-name="N121">
      <style:map style:condition="cell-content()&gt;0" style:apply-style-name="Bad" style:base-cell-address="Sheet1.J15"/>
    </style:style>
    <style:style style:name="ce152" style:family="table-cell" style:parent-style-name="Default" style:data-style-name="N121">
      <style:map style:condition="cell-content()&gt;0" style:apply-style-name="Bad" style:base-cell-address="Sheet1.J16"/>
    </style:style>
    <style:style style:name="ce161" style:family="table-cell" style:parent-style-name="Default" style:data-style-name="N121">
      <style:map style:condition="cell-content()&gt;0" style:apply-style-name="Bad" style:base-cell-address="Sheet1.J17"/>
    </style:style>
    <style:style style:name="ce162" style:family="table-cell" style:parent-style-name="Default" style:data-style-name="N121">
      <style:map style:condition="cell-content()&gt;0" style:apply-style-name="Bad" style:base-cell-address="Sheet1.J18"/>
    </style:style>
    <style:style style:name="ce163" style:family="table-cell" style:parent-style-name="Default" style:data-style-name="N121">
      <style:map style:condition="cell-content()&gt;0" style:apply-style-name="Bad" style:base-cell-address="Sheet1.J19"/>
    </style:style>
    <style:style style:name="ce164" style:family="table-cell" style:parent-style-name="Default" style:data-style-name="N121">
      <style:map style:condition="cell-content()&gt;0" style:apply-style-name="Bad" style:base-cell-address="Sheet1.J20"/>
    </style:style>
    <style:style style:name="ce165" style:family="table-cell" style:parent-style-name="Default" style:data-style-name="N121">
      <style:map style:condition="cell-content()&gt;0" style:apply-style-name="Bad" style:base-cell-address="Sheet1.J21"/>
    </style:style>
    <style:style style:name="ce166" style:family="table-cell" style:parent-style-name="Default" style:data-style-name="N121">
      <style:map style:condition="cell-content()&gt;0" style:apply-style-name="Bad" style:base-cell-address="Sheet1.J22"/>
    </style:style>
    <style:style style:name="ce167" style:family="table-cell" style:parent-style-name="Default" style:data-style-name="N121">
      <style:map style:condition="cell-content()&gt;0" style:apply-style-name="Bad" style:base-cell-address="Sheet1.J26"/>
    </style:style>
    <style:style style:name="ce168" style:family="table-cell" style:parent-style-name="Default" style:data-style-name="N121">
      <style:map style:condition="cell-content()&gt;0" style:apply-style-name="Bad" style:base-cell-address="Sheet1.J27"/>
    </style:style>
    <style:style style:name="ce169" style:family="table-cell" style:parent-style-name="Default" style:data-style-name="N121">
      <style:map style:condition="cell-content()&gt;0" style:apply-style-name="Bad" style:base-cell-address="Sheet1.J28"/>
    </style:style>
    <style:style style:name="ce170" style:family="table-cell" style:parent-style-name="Default" style:data-style-name="N121">
      <style:map style:condition="cell-content()&gt;0" style:apply-style-name="Bad" style:base-cell-address="Sheet1.J29"/>
    </style:style>
    <style:style style:name="ce171" style:family="table-cell" style:parent-style-name="Default" style:data-style-name="N121">
      <style:map style:condition="cell-content()&gt;0" style:apply-style-name="Bad" style:base-cell-address="Sheet1.J30"/>
    </style:style>
    <style:style style:name="ce172" style:family="table-cell" style:parent-style-name="Default" style:data-style-name="N121">
      <style:map style:condition="cell-content()&gt;0" style:apply-style-name="Bad" style:base-cell-address="Sheet1.J31"/>
    </style:style>
    <style:style style:name="ce173" style:family="table-cell" style:parent-style-name="Default" style:data-style-name="N121">
      <style:map style:condition="cell-content()&gt;0" style:apply-style-name="Bad" style:base-cell-address="Sheet1.J3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2" table:default-cell-style-name="ce27"/>
        <table:table-column table:style-name="co2" table:default-cell-style-name="ce16"/>
        <table:table-column table:style-name="co2" table:number-columns-repeated="2" table:default-cell-style-name="ce22"/>
        <table:table-column table:style-name="co2" table:default-cell-style-name="ce16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除汇率净值</text:p>
          </table:table-cell>
          <table:table-cell table:style-name="ce1" office:value-type="string" calcext:value-type="string">
            <text:p>hhh周涨幅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3" office:value-type="string" calcext:value-type="string">
            <text:p>ddd</text:p>
          </table:table-cell>
        </table:table-row>
        <table:table-row table:style-name="ro2">
          <table:table-cell table:style-name="ce2" office:value-type="float" office:value="1.309" calcext:value-type="float">
            <text:p>1.309</text:p>
          </table:table-cell>
          <table:table-cell table:style-name="ce2" office:value-type="float" office:value="1.318" calcext:value-type="float">
            <text:p>1.318</text:p>
          </table:table-cell>
          <table:table-cell table:style-name="ce18" office:value-type="percentage" office:value="0.0484" calcext:value-type="percentage">
            <text:p>4.84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3" office:value-type="string" calcext:value-type="string">
            <text:p>ddd</text:p>
          </table:table-cell>
        </table:table-row>
        <table:table-row table:style-name="ro3">
          <table:table-cell table:style-name="ce4" office:value-type="string" calcext:value-type="string" table:number-columns-spanned="10" table:number-rows-spanned="1">
            <text:p>ttt人民币</text:p>
          </table:table-cell>
          <table:covered-table-cell table:number-columns-repeated="6" table:style-name="Default"/>
          <table:covered-table-cell table:number-columns-repeated="3"/>
        </table:table-row>
        <table:table-row table:style-name="ro2">
          <table:table-cell office:value-type="string" calcext:value-type="string">
            <text:p>净值</text:p>
          </table:table-cell>
          <table:table-cell table:style-name="ce7" office:value-type="float" office:value="1.307" calcext:value-type="float" table:number-columns-spanned="4" table:number-rows-spanned="1">
            <text:p>1.307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6" office:value-type="percentage" office:value="0.0505" calcext:value-type="percentage" table:number-columns-spanned="4" table:number-rows-spanned="1">
            <text:p>5.05%</text:p>
          </table:table-cell>
          <table:covered-table-cell table:number-columns-repeated="3"/>
        </table:table-row>
        <table:table-row table:style-name="ro3">
          <table:table-cell table:style-name="ce5" office:value-type="string" calcext:value-type="string">
            <text:p>行业hhh</text:p>
          </table:table-cell>
          <table:table-cell table:style-name="ce5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2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止损价hhh</text:p>
          </table:table-cell>
        </table:table-row>
        <table:table-row table:style-name="ro2">
          <table:table-cell table:style-name="ce5" office:value-type="string" calcext:value-type="string" table:number-columns-spanned="1" table:number-rows-spanned="3">
            <text:p>电子</text:p>
          </table:table-cell>
          <table:table-cell table:style-name="ce15" office:value-type="percentage" office:value="0.2506" calcext:value-type="percentage" table:number-columns-spanned="1" table:number-rows-spanned="3">
            <text:p>25.06%</text:p>
          </table:table-cell>
          <table:table-cell office:value-type="string" calcext:value-type="string">
            <text:p>北京君正</text:p>
          </table:table-cell>
          <table:table-cell office:value-type="percentage" office:value="0.1567" calcext:value-type="percentage">
            <text:p>15.67%</text:p>
          </table:table-cell>
          <table:table-cell office:value-type="float" office:value="29.452" calcext:value-type="float">
            <text:p>29.452</text:p>
          </table:table-cell>
          <table:table-cell office:value-type="float" office:value="34" calcext:value-type="float">
            <text:p>34.000</text:p>
          </table:table-cell>
          <table:table-cell office:value-type="percentage" office:value="0.1884" calcext:value-type="percentage">
            <text:p>18.84%</text:p>
          </table:table-cell>
          <table:table-cell table:style-name="ce33" table:formula="of:=[.F6]/[.E6]-1.0014" office:value-type="percentage" office:value="0.153020752410702" calcext:value-type="percentage">
            <text:p>15.30%</text:p>
          </table:table-cell>
          <table:table-cell table:style-name="ce82" table:formula="of:=IF([.E6]*1.25 &gt; [.F6];[.E6]*1.25; IF([.E6]*1.25^2 &gt; [.F6];[.E6]*1.25^2; IF([.E6]*1.25^3 &gt; [.F6];[.E6]*1.25^3; IF([.E6]*1.25^4 &gt; [.F6];[.E6]*1.25^4; IF([.E6]*1.25^5 &gt; [.F6];[.E6]*1.25^5; IF([.E6]*1.25^6 &gt; [.F6];[.E6]*1.25^6; [.E6]*1.25^7))))))" office:value-type="float" office:value="36.815" calcext:value-type="float">
            <text:p>36.815</text:p>
          </table:table-cell>
          <table:table-cell table:style-name="ce135" table:formula="of:=IF([.F6]&lt;[.E6]*1.25; 0; [.I6]/1.25*0.92)" office:value-type="float" office:value="0" calcext:value-type="float">
            <text:p>0.000</text:p>
          </table:table-cell>
        </table:table-row>
        <table:table-row table:style-name="ro2">
          <table:covered-table-cell/>
          <table:covered-table-cell table:style-name="ce17"/>
          <table:table-cell office:value-type="string" calcext:value-type="string">
            <text:p>大族激光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35.87" calcext:value-type="float">
            <text:p>35.870</text:p>
          </table:table-cell>
          <table:table-cell office:value-type="float" office:value="52.48" calcext:value-type="float">
            <text:p>52.480</text:p>
          </table:table-cell>
          <table:table-cell office:value-type="percentage" office:value="-0.0544" calcext:value-type="percentage">
            <text:p>-5.44%</text:p>
          </table:table-cell>
          <table:table-cell table:style-name="ce34" table:formula="of:=[.F7]/[.E7]-1.0014" office:value-type="percentage" office:value="0.461661053805408" calcext:value-type="percentage">
            <text:p>46.17%</text:p>
          </table:table-cell>
          <table:table-cell table:style-name="ce83" table:formula="of:=IF([.E7]*1.25 &gt; [.F7];[.E7]*1.25; IF([.E7]*1.25^2 &gt; [.F7];[.E7]*1.25^2; IF([.E7]*1.25^3 &gt; [.F7];[.E7]*1.25^3; IF([.E7]*1.25^4 &gt; [.F7];[.E7]*1.25^4; IF([.E7]*1.25^5 &gt; [.F7];[.E7]*1.25^5; IF([.E7]*1.25^6 &gt; [.F7];[.E7]*1.25^6; [.E7]*1.25^7))))))" office:value-type="float" office:value="56.046875" calcext:value-type="float">
            <text:p>56.047</text:p>
          </table:table-cell>
          <table:table-cell table:style-name="ce136" table:formula="of:=IF([.F7]&lt;[.E7]*1.25; 0; [.I7]/1.25*0.92)" office:value-type="float" office:value="41.2505" calcext:value-type="float">
            <text:p>41.251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宏达电子</text:p>
          </table:table-cell>
          <table:table-cell office:value-type="percentage" office:value="0.0159" calcext:value-type="percentage">
            <text:p>1.59%</text:p>
          </table:table-cell>
          <table:table-cell office:value-type="float" office:value="11.16" calcext:value-type="float">
            <text:p>11.160</text:p>
          </table:table-cell>
          <table:table-cell office:value-type="float" office:value="21.4" calcext:value-type="float">
            <text:p>21.400</text:p>
          </table:table-cell>
          <table:table-cell office:value-type="percentage" office:value="0.9176" calcext:value-type="percentage">
            <text:p>91.76%</text:p>
          </table:table-cell>
          <table:table-cell table:style-name="ce39" table:formula="of:=[.F8]/[.E8]-1.0014" office:value-type="percentage" office:value="0.916162724014337" calcext:value-type="percentage">
            <text:p>91.62%</text:p>
          </table:table-cell>
          <table:table-cell table:style-name="ce88" table:formula="of:=IF([.E8]*1.25 &gt; [.F8];[.E8]*1.25; IF([.E8]*1.25^2 &gt; [.F8];[.E8]*1.25^2; IF([.E8]*1.25^3 &gt; [.F8];[.E8]*1.25^3; IF([.E8]*1.25^4 &gt; [.F8];[.E8]*1.25^4; IF([.E8]*1.25^5 &gt; [.F8];[.E8]*1.25^5; IF([.E8]*1.25^6 &gt; [.F8];[.E8]*1.25^6; [.E8]*1.25^7))))))" office:value-type="float" office:value="21.796875" calcext:value-type="float">
            <text:p>21.797</text:p>
          </table:table-cell>
          <table:table-cell table:style-name="ce137" table:formula="of:=IF([.F8]&lt;[.E8]*1.25; 0; [.I8]/1.25*0.92)" office:value-type="float" office:value="16.0425" calcext:value-type="float">
            <text:p>16.043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银行</text:p>
          </table:table-cell>
          <table:table-cell table:style-name="ce15" office:value-type="percentage" office:value="0.1798" calcext:value-type="percentage" table:number-columns-spanned="1" table:number-rows-spanned="3">
            <text:p>17.98%</text:p>
          </table:table-cell>
          <table:table-cell office:value-type="string" calcext:value-type="string">
            <text:p>民生银行</text:p>
          </table:table-cell>
          <table:table-cell office:value-type="percentage" office:value="0.0812" calcext:value-type="percentage">
            <text:p>8.12%</text:p>
          </table:table-cell>
          <table:table-cell office:value-type="float" office:value="8.582" calcext:value-type="float">
            <text:p>8.582</text:p>
          </table:table-cell>
          <table:table-cell office:value-type="float" office:value="9.1" calcext:value-type="float">
            <text:p>9.100</text:p>
          </table:table-cell>
          <table:table-cell office:value-type="percentage" office:value="0.0656" calcext:value-type="percentage">
            <text:p>6.56%</text:p>
          </table:table-cell>
          <table:table-cell table:style-name="ce40" table:formula="of:=[.F9]/[.E9]-1.0014" office:value-type="percentage" office:value="0.058958890701468" calcext:value-type="percentage">
            <text:p>5.90%</text:p>
          </table:table-cell>
          <table:table-cell table:style-name="ce89" table:formula="of:=IF([.E9]*1.25 &gt; [.F9];[.E9]*1.25; IF([.E9]*1.25^2 &gt; [.F9];[.E9]*1.25^2; IF([.E9]*1.25^3 &gt; [.F9];[.E9]*1.25^3; IF([.E9]*1.25^4 &gt; [.F9];[.E9]*1.25^4; IF([.E9]*1.25^5 &gt; [.F9];[.E9]*1.25^5; IF([.E9]*1.25^6 &gt; [.F9];[.E9]*1.25^6; [.E9]*1.25^7))))))" office:value-type="float" office:value="10.7275" calcext:value-type="float">
            <text:p>10.728</text:p>
          </table:table-cell>
          <table:table-cell table:style-name="ce138" table:formula="of:=IF([.F9]&lt;[.E9]*1.25; 0; [.I9]/1.25*0.92)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平安银行</text:p>
          </table:table-cell>
          <table:table-cell office:value-type="percentage" office:value="0.0628" calcext:value-type="percentage">
            <text:p>6.28%</text:p>
          </table:table-cell>
          <table:table-cell office:value-type="float" office:value="11.121" calcext:value-type="float">
            <text:p>11.121</text:p>
          </table:table-cell>
          <table:table-cell office:value-type="float" office:value="14.56" calcext:value-type="float">
            <text:p>14.560</text:p>
          </table:table-cell>
          <table:table-cell office:value-type="percentage" office:value="0.1047" calcext:value-type="percentage">
            <text:p>10.47%</text:p>
          </table:table-cell>
          <table:table-cell table:style-name="ce41" table:formula="of:=[.F10]/[.E10]-1.0014" office:value-type="percentage" office:value="0.30783478104487" calcext:value-type="percentage">
            <text:p>30.78%</text:p>
          </table:table-cell>
          <table:table-cell table:style-name="ce90" table:formula="of:=IF([.E10]*1.25 &gt; [.F10];[.E10]*1.25; IF([.E10]*1.25^2 &gt; [.F10];[.E10]*1.25^2; IF([.E10]*1.25^3 &gt; [.F10];[.E10]*1.25^3; IF([.E10]*1.25^4 &gt; [.F10];[.E10]*1.25^4; IF([.E10]*1.25^5 &gt; [.F10];[.E10]*1.25^5; IF([.E10]*1.25^6 &gt; [.F10];[.E10]*1.25^6; [.E10]*1.25^7))))))" office:value-type="float" office:value="17.3765625" calcext:value-type="float">
            <text:p>17.377</text:p>
          </table:table-cell>
          <table:table-cell table:style-name="ce139" table:formula="of:=IF([.F10]&lt;[.E10]*1.25; 0; [.I10]/1.25*0.92)" office:value-type="float" office:value="12.78915" calcext:value-type="float">
            <text:p>12.789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招商银行</text:p>
          </table:table-cell>
          <table:table-cell office:value-type="percentage" office:value="0.0358" calcext:value-type="percentage">
            <text:p>3.58%</text:p>
          </table:table-cell>
          <table:table-cell office:value-type="float" office:value="27.657" calcext:value-type="float">
            <text:p>27.657</text:p>
          </table:table-cell>
          <table:table-cell office:value-type="float" office:value="30.09" calcext:value-type="float">
            <text:p>30.090</text:p>
          </table:table-cell>
          <table:table-cell office:value-type="percentage" office:value="0.0242" calcext:value-type="percentage">
            <text:p>2.42%</text:p>
          </table:table-cell>
          <table:table-cell table:style-name="ce46" table:formula="of:=[.F11]/[.E11]-1.0014" office:value-type="percentage" office:value="0.0865704957153703" calcext:value-type="percentage">
            <text:p>8.66%</text:p>
          </table:table-cell>
          <table:table-cell table:style-name="ce91" table:formula="of:=IF([.E11]*1.25 &gt; [.F11];[.E11]*1.25; IF([.E11]*1.25^2 &gt; [.F11];[.E11]*1.25^2; IF([.E11]*1.25^3 &gt; [.F11];[.E11]*1.25^3; IF([.E11]*1.25^4 &gt; [.F11];[.E11]*1.25^4; IF([.E11]*1.25^5 &gt; [.F11];[.E11]*1.25^5; IF([.E11]*1.25^6 &gt; [.F11];[.E11]*1.25^6; [.E11]*1.25^7))))))" office:value-type="float" office:value="34.57125" calcext:value-type="float">
            <text:p>34.571</text:p>
          </table:table-cell>
          <table:table-cell table:style-name="ce140" table:formula="of:=IF([.F11]&lt;[.E11]*1.25; 0; [.I11]/1.25*0.92)" office:value-type="float" office:value="0" calcext:value-type="float">
            <text:p>0.000</text:p>
          </table:table-cell>
        </table:table-row>
        <table:table-row table:style-name="ro2">
          <table:table-cell table:style-name="ce5" office:value-type="string" calcext:value-type="string">
            <text:p><text:s/>交通运输</text:p>
          </table:table-cell>
          <table:table-cell table:style-name="ce15" office:value-type="percentage" office:value="0.0877" calcext:value-type="percentage">
            <text:p>8.77%</text:p>
          </table:table-cell>
          <table:table-cell office:value-type="string" calcext:value-type="string">
            <text:p>白云机场</text:p>
          </table:table-cell>
          <table:table-cell office:value-type="percentage" office:value="0.0877" calcext:value-type="percentage">
            <text:p>8.77%</text:p>
          </table:table-cell>
          <table:table-cell office:value-type="float" office:value="12.974" calcext:value-type="float">
            <text:p>12.974</text:p>
          </table:table-cell>
          <table:table-cell office:value-type="float" office:value="14.38" calcext:value-type="float">
            <text:p>14.380</text:p>
          </table:table-cell>
          <table:table-cell office:value-type="percentage" office:value="-0.042" calcext:value-type="percentage">
            <text:p>-4.20%</text:p>
          </table:table-cell>
          <table:table-cell table:style-name="ce42" table:formula="of:=[.F12]/[.E12]-1.0014" office:value-type="percentage" office:value="0.106970587328503" calcext:value-type="percentage">
            <text:p>10.70%</text:p>
          </table:table-cell>
          <table:table-cell table:style-name="ce92" table:formula="of:=IF([.E12]*1.25 &gt; [.F12];[.E12]*1.25; IF([.E12]*1.25^2 &gt; [.F12];[.E12]*1.25^2; IF([.E12]*1.25^3 &gt; [.F12];[.E12]*1.25^3; IF([.E12]*1.25^4 &gt; [.F12];[.E12]*1.25^4; IF([.E12]*1.25^5 &gt; [.F12];[.E12]*1.25^5; IF([.E12]*1.25^6 &gt; [.F12];[.E12]*1.25^6; [.E12]*1.25^7))))))" office:value-type="float" office:value="16.2175" calcext:value-type="float">
            <text:p>16.218</text:p>
          </table:table-cell>
          <table:table-cell table:style-name="ce141" table:formula="of:=IF([.F12]&lt;[.E12]*1.25; 0; [.I12]/1.25*0.92)" office:value-type="float" office:value="0" calcext:value-type="float">
            <text:p>0.000</text:p>
          </table:table-cell>
        </table:table-row>
        <table:table-row table:style-name="ro2">
          <table:table-cell table:style-name="ce4" office:value-type="string" calcext:value-type="string">
            <text:p>非银金融</text:p>
          </table:table-cell>
          <table:table-cell table:style-name="ce15" office:value-type="percentage" office:value="0.0777" calcext:value-type="percentage">
            <text:p>7.77%</text:p>
          </table:table-cell>
          <table:table-cell office:value-type="string" calcext:value-type="string">
            <text:p>中国平安</text:p>
          </table:table-cell>
          <table:table-cell office:value-type="percentage" office:value="0.0777" calcext:value-type="percentage">
            <text:p>7.77%</text:p>
          </table:table-cell>
          <table:table-cell office:value-type="float" office:value="65.418" calcext:value-type="float">
            <text:p>65.418</text:p>
          </table:table-cell>
          <table:table-cell office:value-type="float" office:value="74.62" calcext:value-type="float">
            <text:p>74.620</text:p>
          </table:table-cell>
          <table:table-cell office:value-type="percentage" office:value="-0.0086" calcext:value-type="percentage">
            <text:p>-0.86%</text:p>
          </table:table-cell>
          <table:table-cell table:style-name="ce44" table:formula="of:=[.F13]/[.E13]-1.0014" office:value-type="percentage" office:value="0.139264648873399" calcext:value-type="percentage">
            <text:p>13.93%</text:p>
          </table:table-cell>
          <table:table-cell table:style-name="ce93" table:formula="of:=IF([.E13]*1.25 &gt; [.F13];[.E13]*1.25; IF([.E13]*1.25^2 &gt; [.F13];[.E13]*1.25^2; IF([.E13]*1.25^3 &gt; [.F13];[.E13]*1.25^3; IF([.E13]*1.25^4 &gt; [.F13];[.E13]*1.25^4; IF([.E13]*1.25^5 &gt; [.F13];[.E13]*1.25^5; IF([.E13]*1.25^6 &gt; [.F13];[.E13]*1.25^6; [.E13]*1.25^7))))))" office:value-type="float" office:value="81.7725" calcext:value-type="float">
            <text:p>81.773</text:p>
          </table:table-cell>
          <table:table-cell table:style-name="ce142" table:formula="of:=IF([.F13]&lt;[.E13]*1.25; 0; [.I13]/1.25*0.92)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5" office:value-type="percentage" office:value="0.0671" calcext:value-type="percentage">
            <text:p>6.71%</text:p>
          </table:table-cell>
          <table:table-cell office:value-type="string" calcext:value-type="string">
            <text:p>国投电力</text:p>
          </table:table-cell>
          <table:table-cell office:value-type="percentage" office:value="0.0671" calcext:value-type="percentage">
            <text:p>6.71%</text:p>
          </table:table-cell>
          <table:table-cell office:value-type="float" office:value="7.682" calcext:value-type="float">
            <text:p>7.682</text:p>
          </table:table-cell>
          <table:table-cell office:value-type="float" office:value="7.78" calcext:value-type="float">
            <text:p>7.780</text:p>
          </table:table-cell>
          <table:table-cell office:value-type="percentage" office:value="0.0305" calcext:value-type="percentage">
            <text:p>3.05%</text:p>
          </table:table-cell>
          <table:table-cell table:style-name="ce47" table:formula="of:=[.F14]/[.E14]-1.0014" office:value-type="percentage" office:value="0.0113570945066388" calcext:value-type="percentage">
            <text:p>1.14%</text:p>
          </table:table-cell>
          <table:table-cell table:style-name="ce94" table:formula="of:=IF([.E14]*1.25 &gt; [.F14];[.E14]*1.25; IF([.E14]*1.25^2 &gt; [.F14];[.E14]*1.25^2; IF([.E14]*1.25^3 &gt; [.F14];[.E14]*1.25^3; IF([.E14]*1.25^4 &gt; [.F14];[.E14]*1.25^4; IF([.E14]*1.25^5 &gt; [.F14];[.E14]*1.25^5; IF([.E14]*1.25^6 &gt; [.F14];[.E14]*1.25^6; [.E14]*1.25^7))))))" office:value-type="float" office:value="9.6025" calcext:value-type="float">
            <text:p>9.603</text:p>
          </table:table-cell>
          <table:table-cell table:style-name="ce143" table:formula="of:=IF([.F14]&lt;[.E14]*1.25; 0; [.I14]/1.25*0.92)" office:value-type="float" office:value="0" calcext:value-type="float">
            <text:p>0.000</text:p>
          </table:table-cell>
        </table:table-row>
        <table:table-row table:style-name="ro2">
          <table:table-cell table:style-name="ce5" office:value-type="string" calcext:value-type="string" table:number-columns-spanned="1" table:number-rows-spanned="2">
            <text:p>房地产</text:p>
          </table:table-cell>
          <table:table-cell table:style-name="ce15" office:value-type="percentage" office:value="0.0564" calcext:value-type="percentage" table:number-columns-spanned="1" table:number-rows-spanned="2">
            <text:p>5.64%</text:p>
          </table:table-cell>
          <table:table-cell office:value-type="string" calcext:value-type="string">
            <text:p>泰禾集团</text:p>
          </table:table-cell>
          <table:table-cell office:value-type="percentage" office:value="0.0269" calcext:value-type="percentage">
            <text:p>2.69%</text:p>
          </table:table-cell>
          <table:table-cell office:value-type="float" office:value="17.305" calcext:value-type="float">
            <text:p>17.305</text:p>
          </table:table-cell>
          <table:table-cell office:value-type="float" office:value="16.45" calcext:value-type="float">
            <text:p>16.450</text:p>
          </table:table-cell>
          <table:table-cell office:value-type="percentage" office:value="-0.012" calcext:value-type="percentage">
            <text:p>-1.20%</text:p>
          </table:table-cell>
          <table:table-cell table:style-name="ce48" table:formula="of:=[.F15]/[.E15]-1.0014" office:value-type="percentage" office:value="-0.0508076856399885" calcext:value-type="percentage">
            <text:p>-5.08%</text:p>
          </table:table-cell>
          <table:table-cell table:style-name="ce95" table:formula="of:=IF([.E15]*1.25 &gt; [.F15];[.E15]*1.25; IF([.E15]*1.25^2 &gt; [.F15];[.E15]*1.25^2; IF([.E15]*1.25^3 &gt; [.F15];[.E15]*1.25^3; IF([.E15]*1.25^4 &gt; [.F15];[.E15]*1.25^4; IF([.E15]*1.25^5 &gt; [.F15];[.E15]*1.25^5; IF([.E15]*1.25^6 &gt; [.F15];[.E15]*1.25^6; [.E15]*1.25^7))))))" office:value-type="float" office:value="21.63125" calcext:value-type="float">
            <text:p>21.631</text:p>
          </table:table-cell>
          <table:table-cell table:style-name="ce151" table:formula="of:=IF([.F15]&lt;[.E15]*1.25; 0; [.I15]/1.25*0.92)" office:value-type="float" office:value="0" calcext:value-type="float">
            <text:p>0.000</text:p>
          </table:table-cell>
        </table:table-row>
        <table:table-row table:style-name="ro2">
          <table:covered-table-cell table:style-name="Default"/>
          <table:covered-table-cell/>
          <table:table-cell office:value-type="string" calcext:value-type="string">
            <text:p>招商蛇口</text:p>
          </table:table-cell>
          <table:table-cell office:value-type="percentage" office:value="0.0295" calcext:value-type="percentage">
            <text:p>2.95%</text:p>
          </table:table-cell>
          <table:table-cell office:value-type="float" office:value="18.515" calcext:value-type="float">
            <text:p>18.515</text:p>
          </table:table-cell>
          <table:table-cell office:value-type="float" office:value="19.85" calcext:value-type="float">
            <text:p>19.850</text:p>
          </table:table-cell>
          <table:table-cell office:value-type="percentage" office:value="0.0387" calcext:value-type="percentage">
            <text:p>3.87%</text:p>
          </table:table-cell>
          <table:table-cell table:style-name="ce49" table:formula="of:=[.F16]/[.E16]-1.0014" office:value-type="percentage" office:value="0.0707036997029435" calcext:value-type="percentage">
            <text:p>7.07%</text:p>
          </table:table-cell>
          <table:table-cell table:style-name="ce96" table:formula="of:=IF([.E16]*1.25 &gt; [.F16];[.E16]*1.25; IF([.E16]*1.25^2 &gt; [.F16];[.E16]*1.25^2; IF([.E16]*1.25^3 &gt; [.F16];[.E16]*1.25^3; IF([.E16]*1.25^4 &gt; [.F16];[.E16]*1.25^4; IF([.E16]*1.25^5 &gt; [.F16];[.E16]*1.25^5; IF([.E16]*1.25^6 &gt; [.F16];[.E16]*1.25^6; [.E16]*1.25^7))))))" office:value-type="float" office:value="23.14375" calcext:value-type="float">
            <text:p>23.144</text:p>
          </table:table-cell>
          <table:table-cell table:style-name="ce152" table:formula="of:=IF([.F16]&lt;[.E16]*1.25; 0; [.I16]/1.25*0.92)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5" office:value-type="percentage" office:value="0.0286" calcext:value-type="percentage">
            <text:p>2.86%</text:p>
          </table:table-cell>
          <table:table-cell office:value-type="string" calcext:value-type="string">
            <text:p>泸州老窖</text:p>
          </table:table-cell>
          <table:table-cell office:value-type="percentage" office:value="0.0286" calcext:value-type="percentage">
            <text:p>2.86%</text:p>
          </table:table-cell>
          <table:table-cell office:value-type="float" office:value="67.017" calcext:value-type="float">
            <text:p>67.017</text:p>
          </table:table-cell>
          <table:table-cell office:value-type="float" office:value="64.16" calcext:value-type="float">
            <text:p>64.160</text:p>
          </table:table-cell>
          <table:table-cell office:value-type="percentage" office:value="-0.0703" calcext:value-type="percentage">
            <text:p>-7.03%</text:p>
          </table:table-cell>
          <table:table-cell table:style-name="ce53" table:formula="of:=[.F17]/[.E17]-1.0014" office:value-type="percentage" office:value="-0.0440309742304192" calcext:value-type="percentage">
            <text:p>-4.40%</text:p>
          </table:table-cell>
          <table:table-cell table:style-name="ce97" table:formula="of:=IF([.E17]*1.25 &gt; [.F17];[.E17]*1.25; IF([.E17]*1.25^2 &gt; [.F17];[.E17]*1.25^2; IF([.E17]*1.25^3 &gt; [.F17];[.E17]*1.25^3; IF([.E17]*1.25^4 &gt; [.F17];[.E17]*1.25^4; IF([.E17]*1.25^5 &gt; [.F17];[.E17]*1.25^5; IF([.E17]*1.25^6 &gt; [.F17];[.E17]*1.25^6; [.E17]*1.25^7))))))" office:value-type="float" office:value="83.77125" calcext:value-type="float">
            <text:p>83.771</text:p>
          </table:table-cell>
          <table:table-cell table:style-name="ce161" table:formula="of:=IF([.F17]&lt;[.E17]*1.25; 0; [.I17]/1.25*0.92)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传媒</text:p>
          </table:table-cell>
          <table:table-cell table:style-name="ce15" office:value-type="percentage" office:value="0.0241" calcext:value-type="percentage">
            <text:p>2.41%</text:p>
          </table:table-cell>
          <table:table-cell office:value-type="string" calcext:value-type="string">
            <text:p>东方财富</text:p>
          </table:table-cell>
          <table:table-cell office:value-type="percentage" office:value="0.0241" calcext:value-type="percentage">
            <text:p>2.41%</text:p>
          </table:table-cell>
          <table:table-cell office:value-type="float" office:value="14.784" calcext:value-type="float">
            <text:p>14.784</text:p>
          </table:table-cell>
          <table:table-cell office:value-type="float" office:value="13.52" calcext:value-type="float">
            <text:p>13.520</text:p>
          </table:table-cell>
          <table:table-cell office:value-type="percentage" office:value="0.0513" calcext:value-type="percentage">
            <text:p>5.13%</text:p>
          </table:table-cell>
          <table:table-cell table:style-name="ce55" table:formula="of:=[.F18]/[.E18]-1.0014" office:value-type="percentage" office:value="-0.0868978354978356" calcext:value-type="percentage">
            <text:p>-8.69%</text:p>
          </table:table-cell>
          <table:table-cell table:style-name="ce98" table:formula="of:=IF([.E18]*1.25 &gt; [.F18];[.E18]*1.25; IF([.E18]*1.25^2 &gt; [.F18];[.E18]*1.25^2; IF([.E18]*1.25^3 &gt; [.F18];[.E18]*1.25^3; IF([.E18]*1.25^4 &gt; [.F18];[.E18]*1.25^4; IF([.E18]*1.25^5 &gt; [.F18];[.E18]*1.25^5; IF([.E18]*1.25^6 &gt; [.F18];[.E18]*1.25^6; [.E18]*1.25^7))))))" office:value-type="float" office:value="18.48" calcext:value-type="float">
            <text:p>18.480</text:p>
          </table:table-cell>
          <table:table-cell table:style-name="ce162" table:formula="of:=IF([.F18]&lt;[.E18]*1.25; 0; [.I18]/1.25*0.92)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4">
            <text:p>其他</text:p>
          </table:table-cell>
          <table:table-cell table:style-name="ce15" office:value-type="percentage" office:value="0.0224" calcext:value-type="percentage" table:number-columns-spanned="1" table:number-rows-spanned="4">
            <text:p>2.24%</text:p>
          </table:table-cell>
          <table:table-cell office:value-type="string" calcext:value-type="string">
            <text:p>中国华融</text:p>
          </table:table-cell>
          <table:table-cell office:value-type="percentage" office:value="0.0179" calcext:value-type="percentage">
            <text:p>1.79%</text:p>
          </table:table-cell>
          <table:table-cell office:value-type="float" office:value="3.141" calcext:value-type="float">
            <text:p>3.141</text:p>
          </table:table-cell>
          <table:table-cell office:value-type="float" office:value="3.09" calcext:value-type="float">
            <text:p>3.090</text:p>
          </table:table-cell>
          <table:table-cell office:value-type="percentage" office:value="0.0027" calcext:value-type="percentage">
            <text:p>0.27%</text:p>
          </table:table-cell>
          <table:table-cell table:style-name="ce56" table:formula="of:=[.F19]/[.E19]-1.0014" office:value-type="percentage" office:value="-0.0176368672397327" calcext:value-type="percentage">
            <text:p>-1.76%</text:p>
          </table:table-cell>
          <table:table-cell table:style-name="ce115" table:formula="of:=IF([.E19]*1.25 &gt; [.F19];[.E19]*1.25; IF([.E19]*1.25^2 &gt; [.F19];[.E19]*1.25^2; IF([.E19]*1.25^3 &gt; [.F19];[.E19]*1.25^3; IF([.E19]*1.25^4 &gt; [.F19];[.E19]*1.25^4; IF([.E19]*1.25^5 &gt; [.F19];[.E19]*1.25^5; IF([.E19]*1.25^6 &gt; [.F19];[.E19]*1.25^6; [.E19]*1.25^7))))))" office:value-type="float" office:value="3.92625" calcext:value-type="float">
            <text:p>3.926</text:p>
          </table:table-cell>
          <table:table-cell table:style-name="ce163" table:formula="of:=IF([.F19]&lt;[.E19]*1.25; 0; [.I19]/1.25*0.92)" office:value-type="float" office:value="0" calcext:value-type="float">
            <text:p>0.000</text:p>
          </table:table-cell>
        </table:table-row>
        <table:table-row table:style-name="ro2">
          <table:covered-table-cell table:style-name="ce12"/>
          <table:covered-table-cell table:style-name="Default"/>
          <table:table-cell office:value-type="string" calcext:value-type="string">
            <text:p>久立发债</text:p>
          </table:table-cell>
          <table:table-cell office:value-type="percentage" office:value="0.0015" calcext:value-type="percentage">
            <text:p>0.15%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office:value-type="percentage" office:value="0" calcext:value-type="percentage">
            <text:p>0.00%</text:p>
          </table:table-cell>
          <table:table-cell table:style-name="ce70" table:formula="of:=[.F20]/[.E20]-1.0014" office:value-type="percentage" office:value="-0.00140000000000007" calcext:value-type="percentage">
            <text:p>-0.14%</text:p>
          </table:table-cell>
          <table:table-cell table:style-name="ce116" table:formula="of:=IF([.E20]*1.25 &gt; [.F20];[.E20]*1.25; IF([.E20]*1.25^2 &gt; [.F20];[.E20]*1.25^2; IF([.E20]*1.25^3 &gt; [.F20];[.E20]*1.25^3; IF([.E20]*1.25^4 &gt; [.F20];[.E20]*1.25^4; IF([.E20]*1.25^5 &gt; [.F20];[.E20]*1.25^5; IF([.E20]*1.25^6 &gt; [.F20];[.E20]*1.25^6; [.E20]*1.25^7))))))" office:value-type="float" office:value="125" calcext:value-type="float">
            <text:p>125.000</text:p>
          </table:table-cell>
          <table:table-cell table:style-name="ce164" table:formula="of:=IF([.F20]&lt;[.E20]*1.25; 0; [.I20]/1.25*0.92)" office:value-type="float" office:value="0" calcext:value-type="float">
            <text:p>0.000</text:p>
          </table:table-cell>
        </table:table-row>
        <table:table-row table:style-name="ro2">
          <table:covered-table-cell table:style-name="ce12"/>
          <table:covered-table-cell table:style-name="Default"/>
          <table:table-cell office:value-type="string" calcext:value-type="string">
            <text:p>水晶发债</text:p>
          </table:table-cell>
          <table:table-cell office:value-type="percentage" office:value="0.0015" calcext:value-type="percentage">
            <text:p>0.15%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office:value-type="percentage" office:value="0" calcext:value-type="percentage">
            <text:p>0.00%</text:p>
          </table:table-cell>
          <table:table-cell table:style-name="ce74" table:formula="of:=[.F21]/[.E21]-1.0014" office:value-type="percentage" office:value="-0.00140000000000007" calcext:value-type="percentage">
            <text:p>-0.14%</text:p>
          </table:table-cell>
          <table:table-cell table:style-name="ce117" table:formula="of:=IF([.E21]*1.25 &gt; [.F21];[.E21]*1.25; IF([.E21]*1.25^2 &gt; [.F21];[.E21]*1.25^2; IF([.E21]*1.25^3 &gt; [.F21];[.E21]*1.25^3; IF([.E21]*1.25^4 &gt; [.F21];[.E21]*1.25^4; IF([.E21]*1.25^5 &gt; [.F21];[.E21]*1.25^5; IF([.E21]*1.25^6 &gt; [.F21];[.E21]*1.25^6; [.E21]*1.25^7))))))" office:value-type="float" office:value="125" calcext:value-type="float">
            <text:p>125.000</text:p>
          </table:table-cell>
          <table:table-cell table:style-name="ce165" table:formula="of:=IF([.F21]&lt;[.E21]*1.25; 0; [.I21]/1.25*0.92)" office:value-type="float" office:value="0" calcext:value-type="float">
            <text:p>0.000</text:p>
          </table:table-cell>
        </table:table-row>
        <table:table-row table:style-name="ro2">
          <table:covered-table-cell table:style-name="ce12"/>
          <table:covered-table-cell table:style-name="Default"/>
          <table:table-cell office:value-type="string" calcext:value-type="string">
            <text:p>宝信发债</text:p>
          </table:table-cell>
          <table:table-cell office:value-type="percentage" office:value="0.0015" calcext:value-type="percentage">
            <text:p>0.15%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office:value-type="percentage" office:value="0" calcext:value-type="percentage">
            <text:p>0.00%</text:p>
          </table:table-cell>
          <table:table-cell table:style-name="ce16" table:formula="of:=[.F22]/[.E22]-1.0014" office:value-type="percentage" office:value="-0.00140000000000007" calcext:value-type="percentage">
            <text:p>-0.14%</text:p>
          </table:table-cell>
          <table:table-cell table:style-name="ce126" table:formula="of:=IF([.E22]*1.25 &gt; [.F22];[.E22]*1.25; IF([.E22]*1.25^2 &gt; [.F22];[.E22]*1.25^2; IF([.E22]*1.25^3 &gt; [.F22];[.E22]*1.25^3; IF([.E22]*1.25^4 &gt; [.F22];[.E22]*1.25^4; IF([.E22]*1.25^5 &gt; [.F22];[.E22]*1.25^5; IF([.E22]*1.25^6 &gt; [.F22];[.E22]*1.25^6; [.E22]*1.25^7))))))" office:value-type="float" office:value="125" calcext:value-type="float">
            <text:p>125.000</text:p>
          </table:table-cell>
          <table:table-cell table:style-name="ce166" table:formula="of:=IF([.F22]&lt;[.E22]*1.25; 0; [.I22]/1.25*0.92)" office:value-type="float" office:value="0" calcext:value-type="float">
            <text:p>0.000</text:p>
          </table:table-cell>
        </table:table-row>
        <table:table-row table:style-name="ro3">
          <table:table-cell table:style-name="ce4" office:value-type="string" calcext:value-type="string" table:number-columns-spanned="10" table:number-rows-spanned="1">
            <text:p>ttt美元</text:p>
          </table:table-cell>
          <table:covered-table-cell table:number-columns-repeated="6" table:style-name="Default"/>
          <table:covered-table-cell table:number-columns-repeated="3"/>
        </table:table-row>
        <table:table-row table:style-name="ro2">
          <table:table-cell office:value-type="string" calcext:value-type="string">
            <text:p>净值</text:p>
          </table:table-cell>
          <table:table-cell table:style-name="ce7" office:value-type="float" office:value="1.365" calcext:value-type="float" table:number-columns-spanned="4" table:number-rows-spanned="1">
            <text:p>1.365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6" office:value-type="percentage" office:value="0.0488" calcext:value-type="percentage" table:number-columns-spanned="4" table:number-rows-spanned="1">
            <text:p>4.88%</text:p>
          </table:table-cell>
          <table:covered-table-cell table:number-columns-repeated="3"/>
        </table:table-row>
        <table:table-row table:style-name="ro1">
          <table:table-cell table:style-name="ce5" office:value-type="string" calcext:value-type="string">
            <text:p>行业hhh</text:p>
          </table:table-cell>
          <table:table-cell table:style-name="ce5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2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止损价hhh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10" office:value-type="percentage" office:value="0.0613" calcext:value-type="percentage">
            <text:p>6.13%</text:p>
          </table:table-cell>
          <table:table-cell table:style-name="ce18" office:value-type="string" calcext:value-type="string">
            <text:p>陌陌</text:p>
          </table:table-cell>
          <table:table-cell office:value-type="percentage" office:value="0.0613" calcext:value-type="percentage">
            <text:p>6.13%</text:p>
          </table:table-cell>
          <table:table-cell table:style-name="ce32" office:value-type="float" office:value="34.9872" calcext:value-type="float">
            <text:p>34.9872</text:p>
          </table:table-cell>
          <table:table-cell table:style-name="ce32" office:value-type="float" office:value="32.12" calcext:value-type="float">
            <text:p>32.1200</text:p>
          </table:table-cell>
          <table:table-cell office:value-type="percentage" office:value="0.0295" calcext:value-type="percentage">
            <text:p>2.95%</text:p>
          </table:table-cell>
          <table:table-cell table:style-name="ce71" table:formula="of:=[.F26]/[.E26]-1.0014" office:value-type="percentage" office:value="-0.0833499702748436" calcext:value-type="percentage">
            <text:p>-8.33%</text:p>
          </table:table-cell>
          <table:table-cell table:style-name="ce127" table:formula="of:=IF([.E26]*1.25 &gt; [.F26];[.E26]*1.25; IF([.E26]*1.25^2 &gt; [.F26];[.E26]*1.25^2; IF([.E26]*1.25^3 &gt; [.F26];[.E26]*1.25^3; IF([.E26]*1.25^4 &gt; [.F26];[.E26]*1.25^4; IF([.E26]*1.25^5 &gt; [.F26];[.E26]*1.25^5; IF([.E26]*1.25^6 &gt; [.F26];[.E26]*1.25^6; [.E26]*1.25^7))))))" office:value-type="float" office:value="43.734" calcext:value-type="float">
            <text:p>43.734</text:p>
          </table:table-cell>
          <table:table-cell table:style-name="ce167" table:formula="of:=IF([.F26]&lt;[.E26]*1.25; 0; [.I26]/1.25*0.92)" office:value-type="float" office:value="0" calcext:value-type="float">
            <text:p>0.000</text:p>
          </table:table-cell>
        </table:table-row>
        <table:table-row table:style-name="ro2">
          <table:table-cell table:style-name="ce5" office:value-type="string" calcext:value-type="string" table:number-columns-spanned="1" table:number-rows-spanned="2">
            <text:p>电商</text:p>
          </table:table-cell>
          <table:table-cell table:style-name="ce15" office:value-type="percentage" office:value="0.0576" calcext:value-type="percentage" table:number-columns-spanned="1" table:number-rows-spanned="2">
            <text:p>5.76%</text:p>
          </table:table-cell>
          <table:table-cell table:style-name="ce18" office:value-type="string" calcext:value-type="string">
            <text:p>聚美优品</text:p>
          </table:table-cell>
          <table:table-cell office:value-type="percentage" office:value="0.037" calcext:value-type="percentage">
            <text:p>3.70%</text:p>
          </table:table-cell>
          <table:table-cell table:style-name="ce32" office:value-type="float" office:value="2.5588" calcext:value-type="float">
            <text:p>2.5588</text:p>
          </table:table-cell>
          <table:table-cell table:style-name="ce32" office:value-type="float" office:value="2.9" calcext:value-type="float">
            <text:p>2.9000</text:p>
          </table:table-cell>
          <table:table-cell office:value-type="percentage" office:value="0.0174" calcext:value-type="percentage">
            <text:p>1.74%</text:p>
          </table:table-cell>
          <table:table-cell table:style-name="ce57" table:formula="of:=[.F27]/[.E27]-1.0014" office:value-type="percentage" office:value="0.131943754885102" calcext:value-type="percentage">
            <text:p>13.19%</text:p>
          </table:table-cell>
          <table:table-cell table:style-name="ce129" table:formula="of:=IF([.E27]*1.25 &gt; [.F27];[.E27]*1.25; IF([.E27]*1.25^2 &gt; [.F27];[.E27]*1.25^2; IF([.E27]*1.25^3 &gt; [.F27];[.E27]*1.25^3; IF([.E27]*1.25^4 &gt; [.F27];[.E27]*1.25^4; IF([.E27]*1.25^5 &gt; [.F27];[.E27]*1.25^5; IF([.E27]*1.25^6 &gt; [.F27];[.E27]*1.25^6; [.E27]*1.25^7))))))" office:value-type="float" office:value="3.1985" calcext:value-type="float">
            <text:p>3.199</text:p>
          </table:table-cell>
          <table:table-cell table:style-name="ce168" table:formula="of:=IF([.F27]&lt;[.E27]*1.25; 0; [.I27]/1.25*0.92)" office:value-type="float" office:value="0" calcext:value-type="float">
            <text:p>0.000</text:p>
          </table:table-cell>
        </table:table-row>
        <table:table-row table:style-name="ro2">
          <table:covered-table-cell table:style-name="Default"/>
          <table:covered-table-cell/>
          <table:table-cell table:style-name="ce18" office:value-type="string" calcext:value-type="string">
            <text:p>阿里巴巴</text:p>
          </table:table-cell>
          <table:table-cell office:value-type="percentage" office:value="0.0206" calcext:value-type="percentage">
            <text:p>2.06%</text:p>
          </table:table-cell>
          <table:table-cell table:style-name="ce32" office:value-type="float" office:value="142.5909" calcext:value-type="float">
            <text:p>142.5909</text:p>
          </table:table-cell>
          <table:table-cell table:style-name="ce32" office:value-type="float" office:value="191.19" calcext:value-type="float">
            <text:p>191.1900</text:p>
          </table:table-cell>
          <table:table-cell office:value-type="percentage" office:value="0.0327" calcext:value-type="percentage">
            <text:p>3.27%</text:p>
          </table:table-cell>
          <table:table-cell table:style-name="ce58" table:formula="of:=[.F28]/[.E28]-1.0014" office:value-type="percentage" office:value="0.339428902826197" calcext:value-type="percentage">
            <text:p>33.94%</text:p>
          </table:table-cell>
          <table:table-cell table:style-name="ce130" table:formula="of:=IF([.E28]*1.25 &gt; [.F28];[.E28]*1.25; IF([.E28]*1.25^2 &gt; [.F28];[.E28]*1.25^2; IF([.E28]*1.25^3 &gt; [.F28];[.E28]*1.25^3; IF([.E28]*1.25^4 &gt; [.F28];[.E28]*1.25^4; IF([.E28]*1.25^5 &gt; [.F28];[.E28]*1.25^5; IF([.E28]*1.25^6 &gt; [.F28];[.E28]*1.25^6; [.E28]*1.25^7))))))" office:value-type="float" office:value="222.79828125" calcext:value-type="float">
            <text:p>222.798</text:p>
          </table:table-cell>
          <table:table-cell table:style-name="ce169" table:formula="of:=IF([.F28]&lt;[.E28]*1.25; 0; [.I28]/1.25*0.92)" office:value-type="float" office:value="163.979535" calcext:value-type="float">
            <text:p>163.980</text:p>
          </table:table-cell>
        </table:table-row>
        <table:table-row table:style-name="ro2">
          <table:table-cell office:value-type="string" calcext:value-type="string">
            <text:p>地产</text:p>
          </table:table-cell>
          <table:table-cell table:style-name="ce10" office:value-type="percentage" office:value="0.0486" calcext:value-type="percentage">
            <text:p>4.86%</text:p>
          </table:table-cell>
          <table:table-cell table:style-name="ce18" office:value-type="string" calcext:value-type="string">
            <text:p>融创中国</text:p>
          </table:table-cell>
          <table:table-cell office:value-type="percentage" office:value="0.0486" calcext:value-type="percentage">
            <text:p>4.86%</text:p>
          </table:table-cell>
          <table:table-cell table:style-name="ce32" office:value-type="float" office:value="20.9899" calcext:value-type="float">
            <text:p>20.9899</text:p>
          </table:table-cell>
          <table:table-cell table:style-name="ce32" office:value-type="float" office:value="38.76" calcext:value-type="float">
            <text:p>38.7600</text:p>
          </table:table-cell>
          <table:table-cell office:value-type="percentage" office:value="0.0931" calcext:value-type="percentage">
            <text:p>9.31%</text:p>
          </table:table-cell>
          <table:table-cell table:style-name="ce61" table:formula="of:=[.F29]/[.E29]-1.0014" office:value-type="percentage" office:value="0.845202413541751" calcext:value-type="percentage">
            <text:p>84.52%</text:p>
          </table:table-cell>
          <table:table-cell table:style-name="ce131" table:formula="of:=IF([.E29]*1.25 &gt; [.F29];[.E29]*1.25; IF([.E29]*1.25^2 &gt; [.F29];[.E29]*1.25^2; IF([.E29]*1.25^3 &gt; [.F29];[.E29]*1.25^3; IF([.E29]*1.25^4 &gt; [.F29];[.E29]*1.25^4; IF([.E29]*1.25^5 &gt; [.F29];[.E29]*1.25^5; IF([.E29]*1.25^6 &gt; [.F29];[.E29]*1.25^6; [.E29]*1.25^7))))))" office:value-type="float" office:value="40.9958984375" calcext:value-type="float">
            <text:p>40.996</text:p>
          </table:table-cell>
          <table:table-cell table:style-name="ce170" table:formula="of:=IF([.F29]&lt;[.E29]*1.25; 0; [.I29]/1.25*0.92)" office:value-type="float" office:value="30.17298125" calcext:value-type="float">
            <text:p>30.173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0" office:value-type="percentage" office:value="0.0449" calcext:value-type="percentage">
            <text:p>4.49%</text:p>
          </table:table-cell>
          <table:table-cell table:style-name="ce18" office:value-type="string" calcext:value-type="string">
            <text:p>中国黄金国际</text:p>
          </table:table-cell>
          <table:table-cell office:value-type="percentage" office:value="0.0449" calcext:value-type="percentage">
            <text:p>4.49%</text:p>
          </table:table-cell>
          <table:table-cell table:style-name="ce32" office:value-type="float" office:value="13.8554" calcext:value-type="float">
            <text:p>13.8554</text:p>
          </table:table-cell>
          <table:table-cell table:style-name="ce32" office:value-type="float" office:value="13.26" calcext:value-type="float">
            <text:p>13.2600</text:p>
          </table:table-cell>
          <table:table-cell office:value-type="percentage" office:value="0.0297" calcext:value-type="percentage">
            <text:p>2.97%</text:p>
          </table:table-cell>
          <table:table-cell table:style-name="ce62" table:formula="of:=[.F30]/[.E30]-1.0014" office:value-type="percentage" office:value="-0.0443724150872584" calcext:value-type="percentage">
            <text:p>-4.44%</text:p>
          </table:table-cell>
          <table:table-cell table:style-name="ce132" table:formula="of:=IF([.E30]*1.25 &gt; [.F30];[.E30]*1.25; IF([.E30]*1.25^2 &gt; [.F30];[.E30]*1.25^2; IF([.E30]*1.25^3 &gt; [.F30];[.E30]*1.25^3; IF([.E30]*1.25^4 &gt; [.F30];[.E30]*1.25^4; IF([.E30]*1.25^5 &gt; [.F30];[.E30]*1.25^5; IF([.E30]*1.25^6 &gt; [.F30];[.E30]*1.25^6; [.E30]*1.25^7))))))" office:value-type="float" office:value="17.31925" calcext:value-type="float">
            <text:p>17.319</text:p>
          </table:table-cell>
          <table:table-cell table:style-name="ce171" table:formula="of:=IF([.F30]&lt;[.E30]*1.25; 0; [.I30]/1.25*0.92)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10" office:value-type="percentage" office:value="0.0268" calcext:value-type="percentage">
            <text:p>2.68%</text:p>
          </table:table-cell>
          <table:table-cell table:style-name="ce18" office:value-type="string" calcext:value-type="string">
            <text:p>Facebook</text:p>
          </table:table-cell>
          <table:table-cell office:value-type="percentage" office:value="0.0268" calcext:value-type="percentage">
            <text:p>2.68%</text:p>
          </table:table-cell>
          <table:table-cell table:style-name="ce32" office:value-type="float" office:value="154.1467" calcext:value-type="float">
            <text:p>154.1467</text:p>
          </table:table-cell>
          <table:table-cell table:style-name="ce32" office:value-type="float" office:value="182.65" calcext:value-type="float">
            <text:p>182.6500</text:p>
          </table:table-cell>
          <table:table-cell office:value-type="percentage" office:value="0.0211" calcext:value-type="percentage">
            <text:p>2.11%</text:p>
          </table:table-cell>
          <table:table-cell table:style-name="ce63" table:formula="of:=[.F31]/[.E31]-1.0014" office:value-type="percentage" office:value="0.183510218642371" calcext:value-type="percentage">
            <text:p>18.35%</text:p>
          </table:table-cell>
          <table:table-cell table:style-name="ce133" table:formula="of:=IF([.E31]*1.25 &gt; [.F31];[.E31]*1.25; IF([.E31]*1.25^2 &gt; [.F31];[.E31]*1.25^2; IF([.E31]*1.25^3 &gt; [.F31];[.E31]*1.25^3; IF([.E31]*1.25^4 &gt; [.F31];[.E31]*1.25^4; IF([.E31]*1.25^5 &gt; [.F31];[.E31]*1.25^5; IF([.E31]*1.25^6 &gt; [.F31];[.E31]*1.25^6; [.E31]*1.25^7))))))" office:value-type="float" office:value="192.683375" calcext:value-type="float">
            <text:p>192.683</text:p>
          </table:table-cell>
          <table:table-cell table:style-name="ce172" table:formula="of:=IF([.F31]&lt;[.E31]*1.25; 0; [.I31]/1.25*0.92)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工业工程</text:p>
          </table:table-cell>
          <table:table-cell table:style-name="ce10" office:value-type="percentage" office:value="0.004" calcext:value-type="percentage">
            <text:p>0.40%</text:p>
          </table:table-cell>
          <table:table-cell table:style-name="ce18" office:value-type="string" calcext:value-type="string">
            <text:p>力劲科技</text:p>
          </table:table-cell>
          <table:table-cell office:value-type="percentage" office:value="0.004" calcext:value-type="percentage">
            <text:p>0.40%</text:p>
          </table:table-cell>
          <table:table-cell table:style-name="ce32" office:value-type="float" office:value="1.1584" calcext:value-type="float">
            <text:p>1.1584</text:p>
          </table:table-cell>
          <table:table-cell table:style-name="ce32" office:value-type="float" office:value="1.26" calcext:value-type="float">
            <text:p>1.2600</text:p>
          </table:table-cell>
          <table:table-cell office:value-type="percentage" office:value="-0.0231" calcext:value-type="percentage">
            <text:p>-2.31%</text:p>
          </table:table-cell>
          <table:table-cell table:style-name="ce68" table:formula="of:=[.F32]/[.E32]-1.0014" office:value-type="percentage" office:value="0.0863071823204418" calcext:value-type="percentage">
            <text:p>8.63%</text:p>
          </table:table-cell>
          <table:table-cell table:style-name="ce134" table:formula="of:=IF([.E32]*1.25 &gt; [.F32];[.E32]*1.25; IF([.E32]*1.25^2 &gt; [.F32];[.E32]*1.25^2; IF([.E32]*1.25^3 &gt; [.F32];[.E32]*1.25^3; IF([.E32]*1.25^4 &gt; [.F32];[.E32]*1.25^4; IF([.E32]*1.25^5 &gt; [.F32];[.E32]*1.25^5; IF([.E32]*1.25^6 &gt; [.F32];[.E32]*1.25^6; [.E32]*1.25^7))))))" office:value-type="float" office:value="1.448" calcext:value-type="float">
            <text:p>1.448</text:p>
          </table:table-cell>
          <table:table-cell table:style-name="ce173" table:formula="of:=IF([.F32]&lt;[.E32]*1.25; 0; [.I32]/1.25*0.92)" office:value-type="float" office:value="0" calcext:value-type="float">
            <text:p>0.000</text:p>
          </table:table-cell>
        </table:table-row>
        <table:table-row table:style-name="ro2">
          <table:table-cell table:style-name="ce5" office:value-type="string" calcext:value-type="string" table:number-columns-spanned="4" table:number-rows-spanned="1">
            <text:p>tttPK</text:p>
          </table:table-cell>
          <table:covered-table-cell table:number-columns-repeated="2" table:style-name="ce17"/>
          <table:covered-table-cell table:style-name="ce25"/>
          <table:table-cell table:number-columns-repeated="3" table:style-name="Default" office:value-type="string" calcext:value-type="string">
            <text:p>ddd</text:p>
          </table:table-cell>
          <table:table-cell table:number-columns-repeated="3" office:value-type="string" calcext:value-type="string">
            <text:p>ddd</text:p>
          </table:table-cell>
        </table:table-row>
        <table:table-row table:style-name="ro1">
          <table:table-cell office:value-type="string" calcext:value-type="string">
            <text:p>选手hhh</text:p>
          </table:table-cell>
          <table:table-cell table:style-name="ce1" office:value-type="string" calcext:value-type="string">
            <text:p>上月净值hhh</text:p>
          </table:table-cell>
          <table:table-cell table:style-name="ce1" office:value-type="string" calcext:value-type="string">
            <text:p>本月净值hhh</text:p>
          </table:table-cell>
          <table:table-cell table:style-name="ce1" office:value-type="string" calcext:value-type="string">
            <text:p>月涨幅hhh</text:p>
          </table:table-cell>
          <table:table-cell table:number-columns-repeated="3" table:style-name="Default" office:value-type="string" calcext:value-type="string">
            <text:p>ddd</text:p>
          </table:table-cell>
          <table:table-cell table:number-columns-repeated="3" office:value-type="string" calcext:value-type="string">
            <text:p>ddd</text:p>
          </table:table-cell>
        </table:table-row>
        <table:table-row table:style-name="ro2">
          <table:table-cell table:style-name="Default" office:value-type="string" calcext:value-type="string">
            <text:p>我</text:p>
          </table:table-cell>
          <table:table-cell table:style-name="ce23" office:value-type="float" office:value="1.514" calcext:value-type="float">
            <text:p>1.514</text:p>
          </table:table-cell>
          <table:table-cell table:style-name="Default" office:value-type="float" office:value="1.518" calcext:value-type="float">
            <text:p>1.518</text:p>
          </table:table-cell>
          <table:table-cell table:formula="of:=[.C35]/[.B35]-1" office:value-type="percentage" office:value="0.00264200792602387" calcext:value-type="percentage">
            <text:p>0.26%</text:p>
          </table:table-cell>
          <table:table-cell table:number-columns-repeated="3" table:style-name="Default" office:value-type="string" calcext:value-type="string">
            <text:p>ddd</text:p>
          </table:table-cell>
          <table:table-cell table:number-columns-repeated="3" office:value-type="string" calcext:value-type="string">
            <text:p>ddd</text:p>
          </table:table-cell>
        </table:table-row>
        <table:table-row table:style-name="ro2">
          <table:table-cell table:style-name="Default" office:value-type="string" calcext:value-type="string">
            <text:p>对手</text:p>
          </table:table-cell>
          <table:table-cell table:style-name="ce23" office:value-type="float" office:value="1.148" calcext:value-type="float">
            <text:p>1.148</text:p>
          </table:table-cell>
          <table:table-cell table:style-name="Default" office:value-type="float" office:value="1.186" calcext:value-type="float">
            <text:p>1.186</text:p>
          </table:table-cell>
          <table:table-cell table:formula="of:=[.C36]/[.B36]-1" office:value-type="percentage" office:value="0.0331010452961673" calcext:value-type="percentage">
            <text:p>3.31%</text:p>
          </table:table-cell>
          <table:table-cell table:number-columns-repeated="3" table:style-name="Default" office:value-type="string" calcext:value-type="string">
            <text:p>ddd</text:p>
          </table:table-cell>
          <table:table-cell table:number-columns-repeated="3" office:value-type="string" calcext:value-type="string">
            <text:p>ddd</text:p>
          </table:table-cell>
        </table:table-row>
        <calcext:conditional-formats>
          <calcext:conditional-format calcext:target-range-address="Sheet1.H6:Sheet1.H6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H7:Sheet1.H7">
            <calcext:condition calcext:apply-style-name="Good" calcext:value="&lt;0" calcext:base-cell-address="Sheet1.H7"/>
            <calcext:condition calcext:apply-style-name="Bad" calcext:value="&gt;=0" calcext:base-cell-address="Sheet1.H7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H10:Sheet1.H10">
            <calcext:condition calcext:apply-style-name="Good" calcext:value="&lt;0" calcext:base-cell-address="Sheet1.H10"/>
            <calcext:condition calcext:apply-style-name="Bad" calcext:value="&gt;=0" calcext:base-cell-address="Sheet1.H10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H13:Sheet1.H13">
            <calcext:condition calcext:apply-style-name="Good" calcext:value="&lt;0" calcext:base-cell-address="Sheet1.H13"/>
            <calcext:condition calcext:apply-style-name="Bad" calcext:value="&gt;=0" calcext:base-cell-address="Sheet1.H13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H15:Sheet1.H15">
            <calcext:condition calcext:apply-style-name="Good" calcext:value="&lt;0" calcext:base-cell-address="Sheet1.H15"/>
            <calcext:condition calcext:apply-style-name="Bad" calcext:value="&gt;=0" calcext:base-cell-address="Sheet1.H15"/>
          </calcext:conditional-format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H17:Sheet1.H17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H18:Sheet1.H18">
            <calcext:condition calcext:apply-style-name="Good" calcext:value="&lt;0" calcext:base-cell-address="Sheet1.H18"/>
            <calcext:condition calcext:apply-style-name="Bad" calcext:value="&gt;=0" calcext:base-cell-address="Sheet1.H18"/>
          </calcext:conditional-format>
          <calcext:conditional-format calcext:target-range-address="Sheet1.H19:Sheet1.H19">
            <calcext:condition calcext:apply-style-name="Good" calcext:value="&lt;0" calcext:base-cell-address="Sheet1.H19"/>
            <calcext:condition calcext:apply-style-name="Bad" calcext:value="&gt;=0" calcext:base-cell-address="Sheet1.H19"/>
          </calcext:conditional-format>
          <calcext:conditional-format calcext:target-range-address="Sheet1.H27:Sheet1.H27">
            <calcext:condition calcext:apply-style-name="Good" calcext:value="&lt;0" calcext:base-cell-address="Sheet1.H28"/>
            <calcext:condition calcext:apply-style-name="Bad" calcext:value="&gt;=0" calcext:base-cell-address="Sheet1.H28"/>
          </calcext:conditional-format>
          <calcext:conditional-format calcext:target-range-address="Sheet1.H28:Sheet1.H28">
            <calcext:condition calcext:apply-style-name="Good" calcext:value="&lt;0" calcext:base-cell-address="Sheet1.H29"/>
            <calcext:condition calcext:apply-style-name="Bad" calcext:value="&gt;=0" calcext:base-cell-address="Sheet1.H29"/>
          </calcext:conditional-format>
          <calcext:conditional-format calcext:target-range-address="Sheet1.H29:Sheet1.H29">
            <calcext:condition calcext:apply-style-name="Good" calcext:value="&lt;0" calcext:base-cell-address="Sheet1.H30"/>
            <calcext:condition calcext:apply-style-name="Bad" calcext:value="&gt;=0" calcext:base-cell-address="Sheet1.H30"/>
          </calcext:conditional-format>
          <calcext:conditional-format calcext:target-range-address="Sheet1.H30:Sheet1.H30">
            <calcext:condition calcext:apply-style-name="Good" calcext:value="&lt;0" calcext:base-cell-address="Sheet1.H31"/>
            <calcext:condition calcext:apply-style-name="Bad" calcext:value="&gt;=0" calcext:base-cell-address="Sheet1.H31"/>
          </calcext:conditional-format>
          <calcext:conditional-format calcext:target-range-address="Sheet1.H31:Sheet1.H31">
            <calcext:condition calcext:apply-style-name="Good" calcext:value="&lt;0" calcext:base-cell-address="Sheet1.H32"/>
            <calcext:condition calcext:apply-style-name="Bad" calcext:value="&gt;=0" calcext:base-cell-address="Sheet1.H32"/>
          </calcext:conditional-format>
          <calcext:conditional-format calcext:target-range-address="Sheet1.H32:Sheet1.H32">
            <calcext:condition calcext:apply-style-name="Good" calcext:value="&lt;0" calcext:base-cell-address="Sheet1.H33"/>
            <calcext:condition calcext:apply-style-name="Bad" calcext:value="&gt;=0" calcext:base-cell-address="Sheet1.H33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H8:Sheet1.H8">
            <calcext:condition calcext:apply-style-name="Good" calcext:value="&lt;0" calcext:base-cell-address="Sheet1.H8"/>
            <calcext:condition calcext:apply-style-name="Bad" calcext:value="&gt;=0" calcext:base-cell-address="Sheet1.H8"/>
          </calcext:conditional-format>
          <calcext:conditional-format calcext:target-range-address="Sheet1.H20:Sheet1.H20">
            <calcext:condition calcext:apply-style-name="Good" calcext:value="&lt;0" calcext:base-cell-address="Sheet1.H20"/>
            <calcext:condition calcext:apply-style-name="Bad" calcext:value="&gt;=0" calcext:base-cell-address="Sheet1.H20"/>
          </calcext:conditional-format>
          <calcext:conditional-format calcext:target-range-address="Sheet1.H26:Sheet1.H26">
            <calcext:condition calcext:apply-style-name="Good" calcext:value="&lt;0" calcext:base-cell-address="Sheet1.H27"/>
            <calcext:condition calcext:apply-style-name="Bad" calcext:value="&gt;=0" calcext:base-cell-address="Sheet1.H27"/>
          </calcext:conditional-format>
          <calcext:conditional-format calcext:target-range-address="Sheet1.H21:Sheet1.H21">
            <calcext:condition calcext:apply-style-name="Good" calcext:value="&lt;0" calcext:base-cell-address="Sheet1.H21"/>
            <calcext:condition calcext:apply-style-name="Bad" calcext:value="&gt;=0" calcext:base-cell-address="Sheet1.H21"/>
          </calcext:conditional-format>
          <calcext:conditional-format calcext:target-range-address="Sheet1.I6:Sheet1.I6">
            <calcext:condition calcext:apply-style-name="Good" calcext:value="&gt;[.E6]*1.25" calcext:base-cell-address="Sheet1.I6"/>
          </calcext:conditional-format>
          <calcext:conditional-format calcext:target-range-address="Sheet1.I7:Sheet1.I7">
            <calcext:condition calcext:apply-style-name="Good" calcext:value="&gt;[.E7]*1.25" calcext:base-cell-address="Sheet1.I7"/>
          </calcext:conditional-format>
          <calcext:conditional-format calcext:target-range-address="Sheet1.I8:Sheet1.I8">
            <calcext:condition calcext:apply-style-name="Good" calcext:value="&gt;[.E8]*1.25" calcext:base-cell-address="Sheet1.I8"/>
          </calcext:conditional-format>
          <calcext:conditional-format calcext:target-range-address="Sheet1.I9:Sheet1.I9">
            <calcext:condition calcext:apply-style-name="Good" calcext:value="&gt;[.E9]*1.25" calcext:base-cell-address="Sheet1.I9"/>
          </calcext:conditional-format>
          <calcext:conditional-format calcext:target-range-address="Sheet1.I10:Sheet1.I10">
            <calcext:condition calcext:apply-style-name="Good" calcext:value="&gt;[.E10]*1.25" calcext:base-cell-address="Sheet1.I10"/>
          </calcext:conditional-format>
          <calcext:conditional-format calcext:target-range-address="Sheet1.I11:Sheet1.I11">
            <calcext:condition calcext:apply-style-name="Good" calcext:value="&gt;[.E11]*1.25" calcext:base-cell-address="Sheet1.I11"/>
          </calcext:conditional-format>
          <calcext:conditional-format calcext:target-range-address="Sheet1.I12:Sheet1.I12">
            <calcext:condition calcext:apply-style-name="Good" calcext:value="&gt;[.E12]*1.25" calcext:base-cell-address="Sheet1.I12"/>
          </calcext:conditional-format>
          <calcext:conditional-format calcext:target-range-address="Sheet1.I13:Sheet1.I13">
            <calcext:condition calcext:apply-style-name="Good" calcext:value="&gt;[.E13]*1.25" calcext:base-cell-address="Sheet1.I13"/>
          </calcext:conditional-format>
          <calcext:conditional-format calcext:target-range-address="Sheet1.I14:Sheet1.I14">
            <calcext:condition calcext:apply-style-name="Good" calcext:value="&gt;[.E14]*1.25" calcext:base-cell-address="Sheet1.I14"/>
          </calcext:conditional-format>
          <calcext:conditional-format calcext:target-range-address="Sheet1.I15:Sheet1.I15">
            <calcext:condition calcext:apply-style-name="Good" calcext:value="&gt;[.E15]*1.25" calcext:base-cell-address="Sheet1.I15"/>
          </calcext:conditional-format>
          <calcext:conditional-format calcext:target-range-address="Sheet1.I16:Sheet1.I16">
            <calcext:condition calcext:apply-style-name="Good" calcext:value="&gt;[.E16]*1.25" calcext:base-cell-address="Sheet1.I16"/>
          </calcext:conditional-format>
          <calcext:conditional-format calcext:target-range-address="Sheet1.I17:Sheet1.I17">
            <calcext:condition calcext:apply-style-name="Good" calcext:value="&gt;[.E17]*1.25" calcext:base-cell-address="Sheet1.I17"/>
          </calcext:conditional-format>
          <calcext:conditional-format calcext:target-range-address="Sheet1.I18:Sheet1.I18">
            <calcext:condition calcext:apply-style-name="Good" calcext:value="&gt;[.E18]*1.25" calcext:base-cell-address="Sheet1.I18"/>
          </calcext:conditional-format>
          <calcext:conditional-format calcext:target-range-address="Sheet1.I19:Sheet1.I19">
            <calcext:condition calcext:apply-style-name="Good" calcext:value="&gt;[.E19]*1.25" calcext:base-cell-address="Sheet1.I19"/>
          </calcext:conditional-format>
          <calcext:conditional-format calcext:target-range-address="Sheet1.I20:Sheet1.I20">
            <calcext:condition calcext:apply-style-name="Good" calcext:value="&gt;[.E20]*1.25" calcext:base-cell-address="Sheet1.I20"/>
          </calcext:conditional-format>
          <calcext:conditional-format calcext:target-range-address="Sheet1.I21:Sheet1.I21">
            <calcext:condition calcext:apply-style-name="Good" calcext:value="&gt;[.E21]*1.25" calcext:base-cell-address="Sheet1.I21"/>
          </calcext:conditional-format>
          <calcext:conditional-format calcext:target-range-address="Sheet1.I22:Sheet1.I22">
            <calcext:condition calcext:apply-style-name="Good" calcext:value="&gt;[.E22]*1.25" calcext:base-cell-address="Sheet1.I22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J20:Sheet1.J20">
            <calcext:condition calcext:apply-style-name="Bad" calcext:value="&gt;0" calcext:base-cell-address="Sheet1.J20"/>
          </calcext:conditional-format>
          <calcext:conditional-format calcext:target-range-address="Sheet1.J21:Sheet1.J21">
            <calcext:condition calcext:apply-style-name="Bad" calcext:value="&gt;0" calcext:base-cell-address="Sheet1.J21"/>
          </calcext:conditional-format>
          <calcext:conditional-format calcext:target-range-address="Sheet1.J22:Sheet1.J22">
            <calcext:condition calcext:apply-style-name="Bad" calcext:value="&gt;0" calcext:base-cell-address="Sheet1.J22"/>
          </calcext:conditional-format>
          <calcext:conditional-format calcext:target-range-address="Sheet1.I26:Sheet1.I26">
            <calcext:condition calcext:apply-style-name="Good" calcext:value="&gt;[.E26]*1.25" calcext:base-cell-address="Sheet1.I26"/>
          </calcext:conditional-format>
          <calcext:conditional-format calcext:target-range-address="Sheet1.I27:Sheet1.I27">
            <calcext:condition calcext:apply-style-name="Good" calcext:value="&gt;[.E27]*1.25" calcext:base-cell-address="Sheet1.I27"/>
          </calcext:conditional-format>
          <calcext:conditional-format calcext:target-range-address="Sheet1.I28:Sheet1.I28">
            <calcext:condition calcext:apply-style-name="Good" calcext:value="&gt;[.E28]*1.25" calcext:base-cell-address="Sheet1.I28"/>
          </calcext:conditional-format>
          <calcext:conditional-format calcext:target-range-address="Sheet1.I29:Sheet1.I29">
            <calcext:condition calcext:apply-style-name="Good" calcext:value="&gt;[.E29]*1.25" calcext:base-cell-address="Sheet1.I29"/>
          </calcext:conditional-format>
          <calcext:conditional-format calcext:target-range-address="Sheet1.I30:Sheet1.I30">
            <calcext:condition calcext:apply-style-name="Good" calcext:value="&gt;[.E30]*1.25" calcext:base-cell-address="Sheet1.I30"/>
          </calcext:conditional-format>
          <calcext:conditional-format calcext:target-range-address="Sheet1.I31:Sheet1.I31">
            <calcext:condition calcext:apply-style-name="Good" calcext:value="&gt;[.E31]*1.25" calcext:base-cell-address="Sheet1.I31"/>
          </calcext:conditional-format>
          <calcext:conditional-format calcext:target-range-address="Sheet1.I32:Sheet1.I32">
            <calcext:condition calcext:apply-style-name="Good" calcext:value="&gt;[.E32]*1.25" calcext:base-cell-address="Sheet1.I32"/>
          </calcext:conditional-format>
          <calcext:conditional-format calcext:target-range-address="Sheet1.J26:Sheet1.J26">
            <calcext:condition calcext:apply-style-name="Bad" calcext:value="&gt;0" calcext:base-cell-address="Sheet1.J26"/>
          </calcext:conditional-format>
          <calcext:conditional-format calcext:target-range-address="Sheet1.J27:Sheet1.J27">
            <calcext:condition calcext:apply-style-name="Bad" calcext:value="&gt;0" calcext:base-cell-address="Sheet1.J27"/>
          </calcext:conditional-format>
          <calcext:conditional-format calcext:target-range-address="Sheet1.J28:Sheet1.J28">
            <calcext:condition calcext:apply-style-name="Bad" calcext:value="&gt;0" calcext:base-cell-address="Sheet1.J28"/>
          </calcext:conditional-format>
          <calcext:conditional-format calcext:target-range-address="Sheet1.J29:Sheet1.J29">
            <calcext:condition calcext:apply-style-name="Bad" calcext:value="&gt;0" calcext:base-cell-address="Sheet1.J29"/>
          </calcext:conditional-format>
          <calcext:conditional-format calcext:target-range-address="Sheet1.J30:Sheet1.J30">
            <calcext:condition calcext:apply-style-name="Bad" calcext:value="&gt;0" calcext:base-cell-address="Sheet1.J30"/>
          </calcext:conditional-format>
          <calcext:conditional-format calcext:target-range-address="Sheet1.J31:Sheet1.J31">
            <calcext:condition calcext:apply-style-name="Bad" calcext:value="&gt;0" calcext:base-cell-address="Sheet1.J31"/>
          </calcext:conditional-format>
          <calcext:conditional-format calcext:target-range-address="Sheet1.J32:Sheet1.J32">
            <calcext:condition calcext:apply-style-name="Bad" calcext:value="&gt;0" calcext:base-cell-address="Sheet1.J3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00/00/0000</text:date>, <text:time style:data-style-name="N2" text:time-value="19:48:54.0817423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7-11-25T20:21:53.347720377</dc:date>
    <meta:editing-duration>PT11H11M11S</meta:editing-duration>
    <meta:editing-cycles>70</meta:editing-cycles>
    <meta:generator>LibreOffice/5.3.1.2$Linux_X86_64 LibreOffice_project/30m0$Build-2</meta:generator>
    <meta:document-statistic meta:table-count="1" meta:cell-count="309" meta:object-count="0"/>
  </office:meta>
</office:document-meta>
</file>